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600000018F9C9C6FA.png"/>
  <manifest:file-entry manifest:media-type="image/jpeg" manifest:full-path="Pictures/10000000000003FC000002FE959AB4E9.jpg"/>
  <manifest:file-entry manifest:media-type="image/png" manifest:full-path="Pictures/10000200000001FC0000007BEF8A0D9E.png"/>
  <manifest:file-entry manifest:media-type="image/jpeg" manifest:full-path="Pictures/10000000000003FC000002FE40C650CE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/>
    </style:style>
    <style:style style:name="gr2" style:family="graphic" style:parent-style-name="standard">
      <style:graphic-properties draw:fill="solid" draw:fill-color="#dc2300" draw:textarea-horizontal-align="justify" draw:textarea-vertical-align="bottom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2cm"/>
    </style:style>
    <style:style style:name="gr1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d7caae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8f191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7caae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7dab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45708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27286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8bcb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9999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c75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99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fill="solid" draw:fill-color="#d7caae" draw:textarea-horizontal-align="justify" draw:textarea-vertical-align="middle" draw:auto-grow-height="false" fo:padding-top="0.254cm" fo:padding-bottom="0.254cm" fo:padding-left="0.635cm" fo:padding-right="0.635cm" fo:wrap-option="no-wrap" draw:shadow="hidden"/>
    </style:style>
    <style:style style:name="gr26" style:family="graphic" style:parent-style-name="standard">
      <style:graphic-properties draw:stroke="none" draw:fill="solid" draw:fill-color="#999966" draw:textarea-horizontal-align="justify" draw:textarea-vertical-align="middle" draw:auto-grow-height="false" fo:padding-top="0.13cm" fo:padding-bottom="0.13cm" fo:padding-left="0.635cm" fo:padding-right="0.635cm" fo:wrap-option="no-wrap" draw:shadow="hidden"/>
    </style:style>
    <style:style style:name="gr27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middle" draw:auto-grow-height="false" fo:padding-top="0.13cm" fo:padding-bottom="0.13cm" fo:padding-left="0.635cm" fo:padding-right="0.635cm" fo:wrap-option="no-wrap" draw:shadow="hidden"/>
    </style:style>
    <style:style style:name="gr28" style:family="graphic" style:parent-style-name="standard">
      <style:graphic-properties draw:visible-area-left="0cm" draw:visible-area-top="0cm" draw:visible-area-width="19.049cm" draw:visible-area-height="11.297cm" draw:ole-draw-aspect="1"/>
    </style:style>
    <style:style style:name="pr1" style:family="presentation" style:parent-style-name="Title1-title">
      <style:graphic-properties draw:stroke="none" draw:fill="none" draw:fill-color="#d7caae" fo:min-height="4.236cm" draw:shadow="hidden"/>
    </style:style>
    <style:style style:name="pr2" style:family="presentation" style:parent-style-name="Title1-subtitle">
      <style:graphic-properties draw:stroke="none" draw:fill="none" draw:fill-color="#d7caae" fo:min-height="4.87cm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/>
    </style:style>
    <style:style style:name="pr4" style:family="presentation" style:parent-style-name="Default-notes">
      <style:graphic-properties draw:fill-color="#ffffff" draw:auto-grow-height="true" fo:min-height="11.43cm"/>
    </style:style>
    <style:style style:name="pr5" style:family="presentation" style:parent-style-name="Default-title">
      <style:graphic-properties draw:stroke="none" draw:fill="none" draw:fill-color="#d7caae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/>
    </style:style>
    <style:style style:name="pr7" style:family="presentation" style:parent-style-name="Default-title">
      <style:graphic-properties draw:stroke="none" draw:fill="none" draw:fill-color="#d7caae" draw:textarea-horizontal-align="justify" draw:textarea-vertical-align="middle" draw:auto-grow-height="true" draw:auto-grow-width="false" fo:min-height="1.907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subtitle">
      <style:graphic-properties draw:fill-color="#ffffff" fo:min-height="13.5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7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font-size="16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6.3999996185303pt"/>
    </style:style>
    <style:style style:name="P6" style:family="paragraph">
      <style:paragraph-properties fo:margin-left="0cm" fo:margin-right="0cm" fo:text-indent="0cm"/>
      <style:text-properties fo:font-size="16.3999996185303pt" fo:font-weight="bold" style:font-weight-asian="bold" style:font-weight-complex="bold"/>
    </style:style>
    <style:style style:name="P7" style:family="paragraph">
      <style:paragraph-properties fo:margin-left="0cm" fo:margin-right="0cm" fo:text-indent="0cm"/>
      <style:text-properties fo:font-size="18.2000007629395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line-height="100%" text:enable-numbering="false" fo:text-indent="0cm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13" style:family="paragraph">
      <style:text-properties fo:font-size="24pt" style:font-size-asian="18pt" style:font-size-complex="18pt"/>
    </style:style>
    <style:style style:name="P14" style:family="paragraph">
      <style:paragraph-properties fo:margin-left="0.317cm" fo:margin-right="0cm" fo:margin-top="0cm" fo:margin-bottom="0cm" fo:line-height="100%" text:enable-numbering="true" fo:text-indent="-0.317cm" style:punctuation-wrap="simple" style:line-break="normal"/>
    </style:style>
    <style:style style:name="P15" style:family="paragraph">
      <style:paragraph-properties fo:margin-left="0cm" fo:margin-right="0cm" fo:margin-top="0.123cm" fo:margin-bottom="0cm" fo:line-height="120%" text:enable-numbering="false" fo:text-indent="0cm" style:punctuation-wrap="hanging" style:line-break="strict"/>
    </style:style>
    <style:style style:name="P16" style:family="paragraph">
      <style:paragraph-properties fo:margin-left="0.317cm" fo:margin-right="0cm" fo:margin-top="0cm" fo:margin-bottom="0cm" fo:line-height="120%" text:enable-numbering="true" fo:text-indent="-0.317cm" style:punctuation-wrap="simple" style:line-break="normal"/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f191c" fo:font-family="Helvetica" style:font-family-generic="swiss" style:font-pitch="variable" fo:font-size="18pt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color="#000000" fo:font-family="Helvetica" style:font-family-generic="swiss" style:font-pitch="variable" fo:font-size="14pt" fo:language="da" fo:country="DK" style:font-size-asian="14pt" style:font-size-complex="14pt"/>
    </style:style>
    <style:style style:name="T5" style:family="text">
      <style:text-properties fo:color="#000000" fo:font-family="Helvetic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text-properties fo:font-family="Helvetica" style:font-family-generic="swiss" style:font-pitch="variable" fo:color="#8f191c" fo:font-size="100%"/>
      </text:list-level-style-bullet>
    </text:list-style>
    <text:list-style style:name="L2">
      <text:list-level-style-bullet text:level="1" text:bullet-char="•">
        <style:text-properties fo:font-family="Helvetica" style:font-family-generic="swiss" style:font-pitch="variable" fo:color="#464847" fo:font-size="100%"/>
      </text:list-level-style-bullet>
      <text:list-level-style-bullet text:level="2" text:bullet-char="–">
        <style:list-level-properties text:space-before="1.27cm"/>
        <style:text-properties fo:font-family="Helvetica" style:font-family-generic="swiss" style:font-pitch="variable" fo:color="#999966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999966" fo:font-size="100%"/>
      </text:list-level-style-bullet>
      <text:list-level-style-bullet text:level="4" text:bullet-char="–">
        <style:list-level-properties text:space-before="3.81cm"/>
        <style:text-properties fo:font-family="Helvetica" style:font-family-generic="swiss" style:font-pitch="variable" fo:color="#464847" fo:font-size="100%"/>
      </text:list-level-style-bullet>
      <text:list-level-style-bullet text:level="5" text:bullet-char="»">
        <style:list-level-properties text:space-before="5.08cm"/>
        <style:text-properties fo:font-family="Helvetica" style:font-family-generic="swiss" style:font-pitch="variable" fo:color="#999966" fo:font-size="100%"/>
      </text:list-level-style-bullet>
      <text:list-level-style-bullet text:level="6" text:bullet-char="»">
        <style:list-level-properties text:space-before="5.08cm"/>
        <style:text-properties fo:font-family="Helvetica" style:font-family-generic="swiss" style:font-pitch="variable" fo:color="#999966" fo:font-size="100%"/>
      </text:list-level-style-bullet>
      <text:list-level-style-bullet text:level="7" text:bullet-char="»">
        <style:list-level-properties text:space-before="5.08cm"/>
        <style:text-properties fo:font-family="Helvetica" style:font-family-generic="swiss" style:font-pitch="variable" fo:color="#999966" fo:font-size="100%"/>
      </text:list-level-style-bullet>
      <text:list-level-style-bullet text:level="8" text:bullet-char="»">
        <style:list-level-properties text:space-before="5.08cm"/>
        <style:text-properties fo:font-family="Helvetica" style:font-family-generic="swiss" style:font-pitch="variable" fo:color="#999966" fo:font-size="100%"/>
      </text:list-level-style-bullet>
      <text:list-level-style-bullet text:level="9" text:bullet-char="»">
        <style:list-level-properties text:space-before="5.08cm"/>
        <style:text-properties fo:font-family="Helvetica" style:font-family-generic="swiss" style:font-pitch="variable" fo:color="#9999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317cm"/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image text:level="1" xlink:href="Pictures/100002000000001600000018F9C9C6FA.png" xlink:type="simple" xlink:show="embed" xlink:actuate="onLoad">
        <style:list-level-properties style:vertical-pos="middle" style:vertical-rel="line" fo:width="0.326cm" fo:height="0.356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1.59cm" svg:height="4.236cm" svg:x="1.905cm" svg:y="7.533cm" presentation:class="title" presentation:user-transformed="true">
          <draw:text-box>
            <text:p text:style-name="P1">Make Web Applications do more with Mule</text:p>
          </draw:text-box>
        </draw:frame>
        <draw:frame presentation:style-name="pr2" draw:text-style-name="P1" draw:layer="layout" svg:width="17.78cm" svg:height="4.87cm" svg:x="3.81cm" svg:y="10.9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ravis Carlson, Core Mule Develop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ndrew <text:s/>Perepelytsya, Core Mule Develop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3" draw:layer="layout" svg:width="13.249cm" svg:height="14.977cm" svg:x="0.576cm" svg:y="2.88cm">
          <text:p text:style-name="P3">Internal Web Ser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097cm" svg:height="8.64cm" svg:x="1.152cm" svg:y="7.488cm">
          <text:p text:style-name="P3">Mu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56cm" svg:height="2.304cm" svg:x="8.64cm" svg:y="13.248cm">
          <text:p text:style-name="P3">OrderServi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3.456cm" svg:height="2.304cm" svg:x="8.64cm" svg:y="8.064cm">
          <text:p text:style-name="P3">CatalogServi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5.76cm" svg:height="7.488cm" svg:x="14.976cm" svg:y="2.88cm">
          <text:p text:style-name="P3">External Web Serv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4cm" svg:y1="-0.001cm" svg:x2="14.4cm" svg:y2="19.049cm">
          <text:p text:style-name="P1"/>
        </draw:line>
        <draw:line draw:style-name="gr4" draw:text-style-name="P4" draw:layer="layout" svg:x1="21.313cm" svg:y1="-0.001cm" svg:x2="21.313cm" svg:y2="19.049cm">
          <text:p text:style-name="P1"/>
        </draw:line>
        <draw:custom-shape draw:style-name="gr5" draw:text-style-name="P3" draw:layer="layout" svg:width="1.728cm" svg:height="1.728cm" svg:x="21.889cm" svg:y="2.304cm">
          <text:p text:style-name="P3">Custom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.728cm" svg:height="1.728cm" svg:x="23.041cm" svg:y="5.184cm">
          <text:p text:style-name="P3">Custom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4" draw:layer="layout" svg:x1="21.889cm" svg:y1="3.456cm" svg:x2="19.009cm" svg:y2="5.184cm">
          <text:p text:style-name="P1"/>
        </draw:line>
        <draw:line draw:style-name="gr7" draw:text-style-name="P4" draw:layer="layout" svg:x1="23.041cm" svg:y1="6.336cm" svg:x2="19.585cm" svg:y2="6.912cm">
          <text:p text:style-name="P1"/>
        </draw:line>
        <draw:frame draw:style-name="gr8" draw:text-style-name="P6" draw:layer="layout" svg:width="2.304cm" svg:height="0.916cm" svg:x="18.433cm" svg:y="0.644cm">
          <draw:text-box>
            <text:p text:style-name="P5"><text:span text:style-name="T1">DMZ</text:span></text:p>
          </draw:text-box>
        </draw:frame>
        <draw:frame draw:style-name="gr8" draw:text-style-name="P6" draw:layer="layout" svg:width="2.304cm" svg:height="0.916cm" svg:x="11.52cm" svg:y="0.644cm">
          <draw:text-box>
            <text:p text:style-name="P5"><text:span text:style-name="T1">VPN</text:span></text:p>
          </draw:text-box>
        </draw:frame>
        <draw:frame draw:style-name="gr9" draw:text-style-name="P6" draw:layer="layout" svg:width="2.88cm" svg:height="1.152cm" svg:x="22.518cm" svg:y="0.576cm">
          <draw:text-box>
            <text:p text:style-name="P5"><text:span text:style-name="T1">Internet</text:span></text:p>
          </draw:text-box>
        </draw:frame>
        <draw:custom-shape draw:style-name="gr5" draw:text-style-name="P3" draw:layer="layout" svg:width="1.728cm" svg:height="1.728cm" svg:x="6.912cm" svg:y="0.576cm">
          <text:p text:style-name="P3">Admin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7" draw:text-style-name="P4" draw:layer="layout" svg:x1="6.336cm" svg:y1="5.76cm" svg:x2="4.032cm" svg:y2="8.064cm">
          <text:p text:style-name="P1"/>
        </draw:line>
        <draw:custom-shape draw:style-name="gr10" draw:text-style-name="P3" draw:layer="layout" svg:width="3.456cm" svg:height="2.304cm" svg:x="16.129cm" svg:y="5.184cm">
          <text:p text:style-name="P3">JSP / HTML Form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4" draw:layer="layout" svg:x1="8.64cm" svg:y1="8.64cm" svg:x2="5.76cm" svg:y2="8.64cm">
          <text:p text:style-name="P1"/>
        </draw:line>
        <draw:line draw:style-name="gr7" draw:text-style-name="P4" draw:layer="layout" svg:x1="8.64cm" svg:y1="13.824cm" svg:x2="5.76cm" svg:y2="13.824cm">
          <text:p text:style-name="P1"/>
        </draw:line>
        <draw:frame draw:style-name="gr11" draw:text-style-name="P3" draw:layer="layout" svg:width="4.608cm" svg:height="2.304cm" svg:x="11.52cm" svg:y="10.368cm">
          <draw:text-box>
            <text:p text:style-name="P3">CXF</text:p>
            <text:p text:style-name="P3">Web Service</text:p>
          </draw:text-box>
        </draw:frame>
        <draw:custom-shape draw:style-name="gr10" draw:text-style-name="P3" draw:layer="layout" svg:width="3.456cm" svg:height="2.304cm" svg:x="5.76cm" svg:y="3.456cm">
          <text:p text:style-name="P3">JSP / HTML Form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4" draw:layer="layout" svg:x1="7.488cm" svg:y1="2.303cm" svg:x2="7.488cm" svg:y2="3.455cm">
          <text:p text:style-name="P1"/>
        </draw:line>
        <draw:custom-shape draw:style-name="gr3" draw:text-style-name="P3" draw:layer="layout" svg:width="3.457cm" svg:height="2.304cm" svg:x="2.303cm" svg:y="8.064cm">
          <text:p text:style-name="P3">DataWarehou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3.456cm" svg:height="2.304cm" svg:x="2.304cm" svg:y="13.248cm">
          <text:p text:style-name="P3">EmailNotific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4" draw:layer="layout" svg:x1="8.064cm" svg:y1="5.76cm" svg:x2="9.792cm" svg:y2="8.064cm">
          <text:p text:style-name="P1"/>
        </draw:line>
        <draw:line draw:style-name="gr7" draw:text-style-name="P4" draw:layer="layout" svg:x1="16.128cm" svg:y1="6.912cm" svg:x2="12.096cm" svg:y2="8.64cm">
          <text:p text:style-name="P1"/>
        </draw:line>
        <draw:line draw:style-name="gr7" draw:text-style-name="P4" draw:layer="layout" svg:x1="17.281cm" svg:y1="7.488cm" svg:x2="11.52cm" svg:y2="13.249cm">
          <text:p text:style-name="P1"/>
        </draw:line>
        <draw:frame draw:style-name="gr12" draw:text-style-name="P5" draw:layer="layout" svg:width="5.184cm" svg:height="0.894cm" svg:x="4.608cm" svg:y="5.828cm">
          <draw:text-box>
            <text:p text:style-name="P5">Servlet Transport</text:p>
          </draw:text-box>
        </draw:frame>
        <draw:frame draw:style-name="gr11" draw:text-style-name="P3" draw:layer="layout" svg:width="4.608cm" svg:height="2.304cm" svg:x="12.096cm" svg:y="6.912cm">
          <draw:text-box>
            <text:p text:style-name="P3">CXF</text:p>
            <text:p text:style-name="P3">Web Service</text:p>
          </draw:text-box>
        </draw:frame>
        <draw:line draw:style-name="gr7" draw:text-style-name="P4" draw:layer="layout" svg:x1="9.216cm" svg:y1="13.248cm" svg:x2="5.184cm" svg:y2="10.368cm">
          <text:p text:style-name="P1"/>
        </draw:line>
        <presentation:notes draw:style-name="dp4">
          <office:forms form:automatic-focus="false" form:apply-design-mode="false"/>
          <draw:page-thumbnail draw:style-name="gr13" draw:layer="layout" svg:width="12.325cm" svg:height="9.524cm" svg:x="3.361cm" svg:y="1.93cm" draw:page-number="2" presentation:class="page"/>
          <draw:frame presentation:style-name="pr4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lor Palette" draw:style-name="dp5" draw:master-page-name="Default" presentation:presentation-page-layout-name="AL2T1">
        <office:forms form:automatic-focus="false" form:apply-design-mode="false"/>
        <draw:frame presentation:style-name="pr5" draw:text-style-name="P9" draw:layer="layout" svg:width="16.299cm" svg:height="1.906cm" svg:x="1.692cm" svg:y="0.422cm" presentation:class="title" presentation:user-transformed="true">
          <draw:text-box>
            <text:p text:style-name="P8">Color Palette</text:p>
          </draw:text-box>
        </draw:frame>
        <draw:custom-shape draw:style-name="gr14" draw:text-style-name="P9" draw:layer="layout" svg:width="6.306cm" svg:height="1.023cm" svg:x="1.867cm" svg:y="4.017cm">
          <text:p text:style-name="P10"><text:span text:style-name="T2">Primary color palette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2.751cm" svg:height="2.751cm" svg:x="2.117cm" svg:y="5.292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752cm" svg:height="2.751cm" svg:x="5.503cm" svg:y="5.29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148cm" svg:height="1.023cm" svg:x="1.914cm" svg:y="9.313cm">
          <text:p text:style-name="P10"><text:span text:style-name="T2">Secondary color palette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751cm" svg:height="2.751cm" svg:x="2.161cm" svg:y="10.588cm"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52cm" svg:height="2.751cm" svg:x="5.547cm" svg:y="10.588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.752cm" svg:height="2.752cm" svg:x="8.89cm" svg:y="10.583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751cm" svg:height="2.752cm" svg:x="12.233cm" svg:y="10.579cm"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751cm" svg:height="2.752cm" svg:x="2.117cm" svg:y="13.758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752cm" svg:height="2.752cm" svg:x="5.503cm" svg:y="13.758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752cm" svg:height="2.752cm" svg:x="8.89cm" svg:y="13.758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751cm" svg:height="2.752cm" svg:x="12.277cm" svg:y="13.758cm">
          <text:p text:style-name="P1"/>
          <draw:enhanced-geometry svg:viewBox="0 0 21600 21600" draw:type="rectangle" draw:enhanced-path="M 0 0 L 21600 0 21600 21600 0 21600 0 0 Z N"/>
        </draw:custom-shape>
        <presentation:notes draw:style-name="dp6">
          <draw:page-thumbnail draw:layer="layout" svg:width="12.7cm" svg:height="9.525cm" svg:x="3.175cm" svg:y="1.905cm" draw:page-number="3"/>
          <draw:frame presentation:style-name="pr6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llets" draw:style-name="dp5" draw:master-page-name="Default" presentation:presentation-page-layout-name="AL1T0">
        <office:forms form:automatic-focus="false" form:apply-design-mode="false"/>
        <draw:frame presentation:style-name="pr7" draw:text-style-name="P11" draw:layer="layout" svg:width="16.299cm" svg:height="2.167cm" svg:x="1.692cm" svg:y="0.292cm" presentation:class="title">
          <draw:text-box>
            <text:p text:style-name="P8">Bullets</text:p>
          </draw:text-box>
        </draw:frame>
        <draw:frame presentation:style-name="pr8" draw:text-style-name="P13" draw:layer="layout" svg:width="21.59cm" svg:height="13.509cm" svg:x="1.905cm" svg:y="3.512cm" presentation:class="subtitle">
          <draw:text-box>
            <text:p text:style-name="P12"><text:span text:style-name="T3">Thanks! <text:s/>Any questions??</text:span></text:p>
          </draw:text-box>
        </draw:frame>
        <presentation:notes draw:style-name="dp6">
          <draw:page-thumbnail draw:layer="layout" svg:width="12.7cm" svg:height="9.525cm" svg:x="3.175cm" svg:y="1.905cm" draw:page-number="4"/>
          <draw:frame presentation:style-name="pr6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able Element" draw:style-name="dp5" draw:master-page-name="Default" presentation:presentation-page-layout-name="AL2T1">
        <office:forms form:automatic-focus="false" form:apply-design-mode="false"/>
        <draw:frame presentation:style-name="pr5" draw:text-style-name="P9" draw:layer="layout" svg:width="16.299cm" svg:height="1.906cm" svg:x="1.692cm" svg:y="0.422cm" presentation:class="title" presentation:user-transformed="true">
          <draw:text-box>
            <text:p text:style-name="P8">Table Element</text:p>
          </draw:text-box>
        </draw:frame>
        <draw:g>
          <draw:custom-shape draw:style-name="gr25" draw:text-style-name="P9" draw:layer="layout" svg:width="12.7cm" svg:height="2.28cm" svg:x="9.525cm" svg:y="10.566cm">
            <text:list text:style-name="L4">
              <text:list-item>
                <text:p text:style-name="P14"><text:span text:style-name="T4">Lorem ipsum dolor sit amet</text:span></text:p>
              </text:list-item>
            </text:list>
            <text:list text:style-name="L4">
              <text:list-item>
                <text:p text:style-name="P14"><text:span text:style-name="T4">Lorem ipsum dolor sit amet</text:span></text:p>
              </text:list-item>
            </text:list>
            <text:list text:style-name="L4">
              <text:list-item>
                <text:p text:style-name="P14"><text:span text:style-name="T4">Lorem ipsum dolor sit am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6.35cm" svg:height="2.28cm" svg:x="3.175cm" svg:y="10.566cm">
            <text:p text:style-name="P15"><text:span text:style-name="T5">Row 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9" draw:layer="layout" svg:width="12.7cm" svg:height="2.637cm" svg:x="9.525cm" svg:y="7.929cm">
            <text:list text:style-name="L4">
              <text:list-item>
                <text:p text:style-name="P16"><text:span text:style-name="T4">Lorem ipsum dolor sit amet</text:span></text:p>
              </text:list-item>
            </text:list>
            <text:list text:style-name="L4">
              <text:list-item>
                <text:p text:style-name="P16"><text:span text:style-name="T4">Lorem ipsum dolor sit amet</text:span></text:p>
              </text:list-item>
            </text:list>
            <text:list text:style-name="L4">
              <text:list-item>
                <text:p text:style-name="P16"><text:span text:style-name="T4">Lorem ipsum dolor sit am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6.35cm" svg:height="2.637cm" svg:x="3.175cm" svg:y="7.929cm">
            <text:p text:style-name="P15"><text:span text:style-name="T5">Row 2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9" draw:layer="layout" svg:width="12.7cm" svg:height="2.637cm" svg:x="9.525cm" svg:y="5.292cm">
            <text:list text:style-name="L4">
              <text:list-item>
                <text:p text:style-name="P16"><text:span text:style-name="T4">Lorem ipsum dolor sit amet</text:span></text:p>
              </text:list-item>
            </text:list>
            <text:list text:style-name="L4">
              <text:list-item>
                <text:p text:style-name="P16"><text:span text:style-name="T4">Lorem ipsum dolor sit amet</text:span></text:p>
              </text:list-item>
            </text:list>
            <text:list text:style-name="L4">
              <text:list-item>
                <text:p text:style-name="P16"><text:span text:style-name="T4">Lorem ipsum dolor sit am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6.35cm" svg:height="2.637cm" svg:x="3.175cm" svg:y="5.292cm">
            <text:p text:style-name="P15"><text:span text:style-name="T5">Row 1</text:span></text:p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3.175cm" svg:y1="7.929cm" svg:x2="22.225cm" svg:y2="7.929cm">
            <text:p text:style-name="P1"/>
          </draw:line>
          <draw:line draw:style-name="gr27" draw:text-style-name="P17" draw:layer="layout" svg:x1="3.175cm" svg:y1="10.566cm" svg:x2="22.225cm" svg:y2="10.566cm">
            <text:p text:style-name="P1"/>
          </draw:line>
          <draw:line draw:style-name="gr27" draw:text-style-name="P17" draw:layer="layout" svg:x1="9.525cm" svg:y1="5.292cm" svg:x2="9.525cm" svg:y2="12.846cm">
            <text:p text:style-name="P1"/>
          </draw:line>
          <draw:line draw:style-name="gr27" draw:text-style-name="P17" draw:layer="layout" svg:x1="22.225cm" svg:y1="5.292cm" svg:x2="22.225cm" svg:y2="12.846cm">
            <text:p text:style-name="P1"/>
          </draw:line>
          <draw:line draw:style-name="gr27" draw:text-style-name="P17" draw:layer="layout" svg:x1="3.175cm" svg:y1="5.292cm" svg:x2="22.225cm" svg:y2="5.292cm">
            <text:p text:style-name="P1"/>
          </draw:line>
          <draw:line draw:style-name="gr27" draw:text-style-name="P17" draw:layer="layout" svg:x1="3.175cm" svg:y1="12.846cm" svg:x2="22.225cm" svg:y2="12.846cm">
            <text:p text:style-name="P1"/>
          </draw:line>
          <draw:line draw:style-name="gr27" draw:text-style-name="P17" draw:layer="layout" svg:x1="3.175cm" svg:y1="5.292cm" svg:x2="3.175cm" svg:y2="12.846cm">
            <text:p text:style-name="P1"/>
          </draw:line>
        </draw:g>
        <presentation:notes draw:style-name="dp6">
          <draw:page-thumbnail draw:layer="layout" svg:width="12.7cm" svg:height="9.525cm" svg:x="3.175cm" svg:y="1.905cm" draw:page-number="5"/>
          <draw:frame presentation:style-name="pr6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hart element" draw:style-name="dp5" draw:master-page-name="Default" presentation:presentation-page-layout-name="AL2T1">
        <office:forms form:automatic-focus="false" form:apply-design-mode="false"/>
        <draw:frame presentation:style-name="pr5" draw:text-style-name="P9" draw:layer="layout" svg:width="16.299cm" svg:height="1.906cm" svg:x="1.692cm" svg:y="0.422cm" presentation:class="title" presentation:user-transformed="true">
          <draw:text-box>
            <text:p text:style-name="P8">Chart element</text:p>
          </draw:text-box>
        </draw:frame>
        <draw:frame draw:style-name="gr28" draw:layer="layout" svg:width="22.436cm" svg:height="13.295cm" svg:x="1.482cm" svg:y="3.81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6">
          <draw:page-thumbnail draw:layer="layout" svg:width="12.7cm" svg:height="9.525cm" svg:x="3.175cm" svg:y="1.905cm" draw:page-number="6"/>
          <draw:frame presentation:style-name="pr6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Helvetica" style:font-family-generic="swiss" style:font-pitch="variable" fo:color="#8f191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f191c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bold" style:font-family-asian="'MS PGothic'" style:font-family-generic-asian="swiss" style:font-pitch-asian="variable" style:font-size-asian="20pt" style:font-style-asian="normal" style:font-weight-asian="bold" style:font-family-complex="'MS PGothic'" style:font-family-generic-complex="swiss" style:font-pitch-complex="variable" style:font-size-complex="20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Helvetica" style:font-family-generic="swiss" style:font-pitch="variable" fo:color="#464847" fo:font-size="100%"/>
          </text:list-level-style-bullet>
          <text:list-level-style-bullet text:level="2" text:bullet-char="–">
            <style:list-level-properties text:space-before="1.27cm"/>
            <style:text-properties fo:font-family="Helvetica" style:font-family-generic="swiss" style:font-pitch="variable" fo:color="#999966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999966" fo:font-size="100%"/>
          </text:list-level-style-bullet>
          <text:list-level-style-bullet text:level="4" text:bullet-char="–">
            <style:list-level-properties text:space-before="3.81cm"/>
            <style:text-properties fo:font-family="Helvetica" style:font-family-generic="swiss" style:font-pitch="variable" fo:color="#464847" fo:font-size="100%"/>
          </text:list-level-style-bullet>
          <text:list-level-style-bullet text:level="5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6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7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8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9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847" style:text-outline="false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1600000018F9C9C6FA.png" xlink:type="simple" xlink:show="embed" xlink:actuate="onLoad">
            <style:list-level-properties text:min-label-width="0.952cm" style:vertical-pos="middle" style:vertical-rel="line" fo:width="0.465cm" fo:height="0.508cm"/>
          </text:list-level-style-image>
          <text:list-level-style-bullet text:level="2" text:bullet-char="–">
            <style:list-level-properties text:space-before="1.27cm" text:min-label-width="0.793cm"/>
            <style:text-properties fo:font-family="Helvetica" style:font-family-generic="swiss" style:font-pitch="variable" fo:color="#9999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9999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</text:list-style>
      </style:graphic-properties>
      <style:paragraph-properties fo:margin-left="0.952cm" fo:margin-right="0cm" fo:margin-top="0.176cm" fo:margin-bottom="0cm" fo:line-height="12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4847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05cm" fo:margin-bottom="0cm" fo:line-height="12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Helvetica" style:font-family-generic="swiss" style:font-pitch="variable" fo:color="#8f191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f191c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bold" style:font-family-asian="'MS PGothic'" style:font-family-generic-asian="swiss" style:font-pitch-asian="variable" style:font-size-asian="20pt" style:font-style-asian="normal" style:font-weight-asian="bold" style:font-family-complex="'MS PGothic'" style:font-family-generic-complex="swiss" style:font-pitch-complex="variable" style:font-size-complex="20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Helvetica" style:font-family-generic="swiss" style:font-pitch="variable" fo:color="#464847" fo:font-size="100%"/>
          </text:list-level-style-bullet>
          <text:list-level-style-bullet text:level="2" text:bullet-char="–">
            <style:list-level-properties text:space-before="1.27cm"/>
            <style:text-properties fo:font-family="Helvetica" style:font-family-generic="swiss" style:font-pitch="variable" fo:color="#999966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999966" fo:font-size="100%"/>
          </text:list-level-style-bullet>
          <text:list-level-style-bullet text:level="4" text:bullet-char="–">
            <style:list-level-properties text:space-before="3.81cm"/>
            <style:text-properties fo:font-family="Helvetica" style:font-family-generic="swiss" style:font-pitch="variable" fo:color="#464847" fo:font-size="100%"/>
          </text:list-level-style-bullet>
          <text:list-level-style-bullet text:level="5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6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7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8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  <text:list-level-style-bullet text:level="9" text:bullet-char="»">
            <style:list-level-properties text:space-before="5.08cm"/>
            <style:text-properties fo:font-family="Helvetica" style:font-family-generic="swiss" style:font-pitch="variable" fo:color="#999966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847" style:text-outline="false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1600000018F9C9C6FA.png" xlink:type="simple" xlink:show="embed" xlink:actuate="onLoad">
            <style:list-level-properties text:min-label-width="0.952cm" style:vertical-pos="middle" style:vertical-rel="line" fo:width="0.465cm" fo:height="0.508cm"/>
          </text:list-level-style-image>
          <text:list-level-style-bullet text:level="2" text:bullet-char="–">
            <style:list-level-properties text:space-before="1.27cm" text:min-label-width="0.793cm"/>
            <style:text-properties fo:font-family="Helvetica" style:font-family-generic="swiss" style:font-pitch="variable" fo:color="#9999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9999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Helvetica" style:font-family-generic="swiss" style:font-pitch="variable" fo:color="#464847" fo:font-size="100%"/>
          </text:list-level-style-bullet>
        </text:list-style>
      </style:graphic-properties>
      <style:paragraph-properties fo:margin-left="0.952cm" fo:margin-right="0cm" fo:margin-top="0.176cm" fo:margin-bottom="0cm" fo:line-height="12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4847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05cm" fo:margin-bottom="0cm" fo:line-height="12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4847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 style:list-style-name="L2">
      <style:graphic-properties draw:stroke="none" draw:fill="none" draw:fill-color="#d7caae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d7caae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cm" fo:margin-bottom="0.123cm" text:enable-numbering="false" fo:text-indent="0cm"/>
    </style:style>
    <style:style style:name="P5" style:family="paragraph">
      <style:paragraph-properties fo:margin-left="0cm" fo:margin-right="0cm" fo:margin-top="0cm" fo:margin-bottom="0.123cm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cm" fo:margin-right="0cm" fo:line-height="100%" text:enable-numbering="false" fo:text-indent="0cm"/>
    </style:style>
    <style:style style:name="P12" style:family="paragraph">
      <style:paragraph-properties style:writing-mode="lr-tb"/>
    </style:style>
    <style:style style:name="T1" style:family="text">
      <style:text-properties fo:color="#464847" fo:font-size="10pt" fo:language="en" fo:country="US" style:font-size-asian="10pt" style:font-size-complex="10pt"/>
    </style:style>
    <style:style style:name="T2" style:family="text">
      <style:text-properties fo:color="#464847" fo:font-family="Symbol" style:font-family-generic="roman" style:font-pitch="variable" style:font-charset="x-symbol" fo:font-size="10pt" fo:language="none" fo:country="none" style:font-size-asian="10pt" style:font-size-complex="10pt"/>
    </style:style>
    <style:style style:name="T3" style:family="text">
      <style:text-properties fo:color="#464847" fo:font-size="10pt" fo:language="none" fo:country="none" style:font-size-asian="10pt" style:font-size-complex="10pt"/>
    </style:style>
    <style:style style:name="T4" style:family="text">
      <style:text-properties fo:color="#464847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464847" fo:font-family="Helvetic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46484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Helvetica" style:font-family-generic="swiss" style:font-pitch="variable" fo:color="#46484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3"/>
      <draw:page-thumbnail draw:layer="backgroundobjects" svg:width="6.095cm" svg:height="4.571cm" svg:x="2.19cm" svg:y="10.414cm" draw:page-number="4"/>
      <draw:page-thumbnail draw:layer="backgroundobjects" svg:width="6.095cm" svg:height="4.571cm" svg:x="10.762cm" svg:y="10.414cm" draw:page-number="5"/>
      <draw:page-thumbnail draw:layer="backgroundobjects" svg:width="6.095cm" svg:height="4.571cm" svg:x="2.19cm" svg:y="17.272cm" draw:page-number="6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04cm" svg:height="19.081cm" svg:x="0cm" svg:y="-0.013cm">
        <draw:image xlink:href="Pictures/10000000000003FC000002FE959AB4E9.jpg" xlink:type="simple" xlink:show="embed" xlink:actuate="onLoad">
          <text:p/>
        </draw:image>
      </draw:frame>
      <draw:frame draw:style-name="gr3" draw:text-style-name="P3" draw:layer="backgroundobjects" svg:width="4.868cm" svg:height="1.177cm" svg:x="18.627cm" svg:y="0.847cm">
        <draw:image xlink:href="Pictures/10000200000001FC0000007BEF8A0D9E.png" xlink:type="simple" xlink:show="embed" xlink:actuate="onLoad">
          <text:p/>
        </draw:image>
      </draw:frame>
      <draw:frame presentation:style-name="Default-title" draw:layer="backgroundobjects" svg:width="16.299cm" svg:height="1.906cm" svg:x="1.692cm" svg:y="0.422cm" presentation:class="title" presentation:placeholder="true">
        <draw:text-box/>
      </draw:frame>
      <draw:frame presentation:style-name="Default-outline1" draw:layer="backgroundobjects" svg:width="21.59cm" svg:height="13.759cm" svg:x="1.905cm" svg:y="3.387cm" presentation:class="outline" presentation:placeholder="true">
        <draw:text-box/>
      </draw:frame>
      <draw:frame presentation:style-name="pr1" draw:text-style-name="P5" draw:layer="backgroundobjects" svg:width="9.737cm" svg:height="1.059cm" svg:x="1.904cm" svg:y="17.992cm" presentation:class="footer">
        <draw:text-box>
          <text:p text:style-name="P4"><text:span text:style-name="T1">All contents Copyright </text:span><text:span text:style-name="T2"></text:span><text:span text:style-name="T3"> </text:span><text:span text:style-name="T1">2008, MuleSource Inc.</text:span></text:p>
        </draw:text-box>
      </draw:frame>
      <draw:frame presentation:style-name="pr2" draw:text-style-name="P7" draw:layer="backgroundobjects" svg:width="1.905cm" svg:height="1.059cm" svg:x="21.589cm" svg:y="17.992cm" presentation:class="page-number">
        <draw:text-box>
          <text:p text:style-name="P6"><text:span text:style-name="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4" draw:text-style-name="P8" draw:layer="backgroundobjects" svg:width="19.05cm" svg:height="25.4cm" svg:x="0cm" svg:y="0cm">
          <text:p/>
        </draw:rect>
        <draw:frame presentation:style-name="pr3" draw:text-style-name="P10" draw:layer="backgroundobjects" svg:width="8.255cm" svg:height="1.271cm" svg:x="-0.001cm" svg:y="0cm" presentation:class="header">
          <draw:text-box>
            <text:p text:style-name="P9"><text:span text:style-name="T5"><presentation:header/></text:span></text:p>
          </draw:text-box>
        </draw:frame>
        <draw:frame presentation:style-name="pr3" draw:text-style-name="P7" draw:layer="backgroundobjects" svg:width="8.255cm" svg:height="1.271cm" svg:x="10.794cm" svg:y="0cm" presentation:class="date-time">
          <draw:text-box>
            <text:p text:style-name="P6"><text:span text:style-name="T5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10" draw:layer="backgroundobjects" svg:width="8.255cm" svg:height="1.271cm" svg:x="-0.001cm" svg:y="24.129cm" presentation:class="footer">
          <draw:text-box>
            <text:p text:style-name="P9"><text:span text:style-name="T5"><presentation:footer/></text:span></text:p>
          </draw:text-box>
        </draw:frame>
        <draw:frame presentation:style-name="pr4" draw:text-style-name="P7" draw:layer="backgroundobjects" svg:width="8.255cm" svg:height="1.271cm" svg:x="10.794cm" svg:y="24.129cm" presentation:class="page-number">
          <draw:text-box>
            <text:p text:style-name="P6"><text:span text:style-name="T5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04cm" svg:height="19.081cm" svg:x="0cm" svg:y="-0.013cm">
        <draw:image xlink:href="Pictures/10000000000003FC000002FE40C650CE.jpg" xlink:type="simple" xlink:show="embed" xlink:actuate="onLoad">
          <text:p/>
        </draw:image>
      </draw:frame>
      <draw:frame presentation:style-name="Title1-title" draw:layer="backgroundobjects" svg:width="21.59cm" svg:height="4.235cm" svg:x="1.905cm" svg:y="7.408cm" presentation:class="title" presentation:placeholder="true">
        <draw:text-box/>
      </draw:frame>
      <draw:custom-shape draw:style-name="gr5" draw:text-style-name="P12" draw:layer="backgroundobjects" svg:width="11.734cm" svg:height="0.853cm" svg:x="4.022cm" svg:y="4.445cm">
        <text:p text:style-name="P11"><text:span text:style-name="T6">the open source choice for SOA infrastructure</text:span></text:p>
        <draw:enhanced-geometry svg:viewBox="0 0 21600 21600" draw:type="mso-spt202" draw:enhanced-path="M 0 0 L 21600 0 21600 21600 0 21600 0 0 Z N"/>
      </draw:custom-shape>
      <draw:frame draw:style-name="gr3" draw:text-style-name="P3" draw:layer="backgroundobjects" svg:width="7.739cm" svg:height="1.874cm" svg:x="1.923cm" svg:y="2.858cm">
        <draw:image xlink:href="Pictures/10000200000001FC0000007BEF8A0D9E.pn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8" draw:layer="backgroundobjects" svg:width="19.05cm" svg:height="25.4cm" svg:x="0cm" svg:y="0cm">
          <text:p/>
        </draw:rect>
        <draw:frame presentation:style-name="pr5" draw:text-style-name="P10" draw:layer="backgroundobjects" svg:width="8.255cm" svg:height="1.271cm" svg:x="-0.001cm" svg:y="0cm" presentation:class="header">
          <draw:text-box>
            <text:p text:style-name="P9"><text:span text:style-name="T5"><presentation:header/></text:span></text:p>
          </draw:text-box>
        </draw:frame>
        <draw:frame presentation:style-name="pr5" draw:text-style-name="P7" draw:layer="backgroundobjects" svg:width="8.255cm" svg:height="1.271cm" svg:x="10.794cm" svg:y="0cm" presentation:class="date-time">
          <draw:text-box>
            <text:p text:style-name="P6"><text:span text:style-name="T5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6" draw:text-style-name="P10" draw:layer="backgroundobjects" svg:width="8.255cm" svg:height="1.271cm" svg:x="-0.001cm" svg:y="24.129cm" presentation:class="footer">
          <draw:text-box>
            <text:p text:style-name="P9"><text:span text:style-name="T5"><presentation:footer/></text:span></text:p>
          </draw:text-box>
        </draw:frame>
        <draw:frame presentation:style-name="pr6" draw:text-style-name="P7" draw:layer="backgroundobjects" svg:width="8.255cm" svg:height="1.271cm" svg:x="10.794cm" svg:y="24.129cm" presentation:class="page-number">
          <draw:text-box>
            <text:p text:style-name="P6"><text:span text:style-name="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8-12-06T00:04:17</meta:creation-date>
    <dc:date>2008-12-06T00:19:25</dc:date>
    <dc:language>en-US</dc:language>
    <meta:editing-cycles>2</meta:editing-cycles>
    <meta:editing-duration>PT15M11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